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7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0.163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number:text-style style:name="N100">
      <number:text-content/>
    </number:text-style>
    <style:style style:name="ce4" style:family="table-cell" style:parent-style-name="Default">
      <style:table-cell-properties fo:background-color="transparent"/>
    </style:style>
    <style:style style:name="ce2" style:family="table-cell" style:parent-style-name="Default" style:data-style-name="N100"/>
    <style:style style:name="ce7" style:family="table-cell" style:parent-style-name="Default" style:data-style-name="N45"/>
    <style:style style:name="ce8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weak1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" table:default-cell-style-name="Default"/>
        <table:table-row table:style-name="ro1">
          <table:table-cell table:number-columns-repeated="7"/>
          <table:table-cell office:value-type="string" calcext:value-type="string">
            <text:p>av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 table:number-columns-repeated="6"/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system</text:p>
          </table:table-cell>
          <table:table-cell/>
          <table:table-cell office:value-type="string" calcext:value-type="string">
            <text:p>elapsed</text:p>
          </table:table-cell>
          <table:table-cell/>
          <table:table-cell office:value-type="string" calcext:value-type="string">
            <text:p>cpu</text:p>
          </table:table-cell>
          <table:table-cell/>
        </table:table-row>
        <table:table-row table:style-name="ro1">
          <table:table-cell office:value-type="string" calcext:value-type="string">
            <text:p>parallel1</text:p>
          </table:table-cell>
          <table:table-cell office:value-type="float" office:value="2633.08" calcext:value-type="float">
            <text:p>2633.08</text:p>
          </table:table-cell>
          <table:table-cell office:value-type="float" office:value="0.18" calcext:value-type="float">
            <text:p>0.18</text:p>
          </table:table-cell>
          <table:table-cell table:style-name="ce2" office:value-type="string" calcext:value-type="string">
            <text:p><text:s/>43:53.5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[.D3]*86400" office:value-type="float" office:value="2633.55" calcext:value-type="float">
            <text:p>2633.55</text:p>
          </table:table-cell>
          <table:table-cell office:value-type="float" office:value="1" calcext:value-type="float">
            <text:p>1</text:p>
          </table:table-cell>
          <table:table-cell table:formula="of:=ROUND(([.B3]+[.B10]+[.B17])/3;2)" office:value-type="float" office:value="2631.57" calcext:value-type="float">
            <text:p>2631.57</text:p>
          </table:table-cell>
          <table:table-cell table:formula="of:=(MAX([.B3];[.B10];[.B17]) - MIN([.B3];[.B17];[.B17]) )/2" office:value-type="float" office:value="0.504999999999882" calcext:value-type="float">
            <text:p>0.504999999999882</text:p>
          </table:table-cell>
          <table:table-cell table:formula="of:=ROUND(([.C3]+[.C10]+[.C17])/3;2)" office:value-type="float" office:value="1.03" calcext:value-type="float">
            <text:p>1.03</text:p>
          </table:table-cell>
          <table:table-cell table:formula="of:=(MAX([.C3];[.C10];[.C17]) - MIN([.C3];[.C17];[.C17]) )/2" office:value-type="float" office:value="1.285" calcext:value-type="float">
            <text:p>1.285</text:p>
          </table:table-cell>
          <table:table-cell table:formula="of:=ROUND(([.G3]+[.G10]+[.G17])/3;2)" office:value-type="float" office:value="2631.6" calcext:value-type="float">
            <text:p>2631.6</text:p>
          </table:table-cell>
          <table:table-cell table:formula="of:=ROUND((MAX([.G3];[.G10];[.G17]) - MIN([.G3];[.G10];[.G17]))/2;4)" office:value-type="float" office:value="1.76" calcext:value-type="float">
            <text:p>1.76</text:p>
          </table:table-cell>
          <table:table-cell table:formula="of:=ROUND(([.E3]+[.E10]+[.E17])/3;2)" office:value-type="float" office:value="99.33" calcext:value-type="float">
            <text:p>99.33</text:p>
          </table:table-cell>
          <table:table-cell table:formula="of:=(MAX([.E3];[.E10];[.E17]) - MIN([.E3];[.E17];[.E17]) )/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parallel12</text:p>
          </table:table-cell>
          <table:table-cell office:value-type="float" office:value="32379.14" calcext:value-type="float">
            <text:p>32379.14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<text:s/>45:01.19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<text:s/></text:p>
          </table:table-cell>
          <table:table-cell table:formula="of:=[.D4]*86400" office:value-type="float" office:value="2701.19" calcext:value-type="float">
            <text:p>2701.19</text:p>
          </table:table-cell>
          <table:table-cell office:value-type="float" office:value="12" calcext:value-type="float">
            <text:p>12</text:p>
          </table:table-cell>
          <table:table-cell table:formula="of:=ROUND(([.B4]+[.B11]+[.B18])/3;2)" office:value-type="float" office:value="32387.14" calcext:value-type="float">
            <text:p>32387.14</text:p>
          </table:table-cell>
          <table:table-cell table:formula="of:=(MAX([.B4];[.B11];[.B18]) - MIN([.B4];[.B18];[.B18]) )/2" office:value-type="float" office:value="6.21500000000015" calcext:value-type="float">
            <text:p>6.21500000000015</text:p>
          </table:table-cell>
          <table:table-cell table:formula="of:=ROUND(([.C4]+[.C11]+[.C18])/3;2)" office:value-type="float" office:value="21.92" calcext:value-type="float">
            <text:p>21.92</text:p>
          </table:table-cell>
          <table:table-cell table:formula="of:=(MAX([.C4];[.C11];[.C18]) - MIN([.C4];[.C18];[.C18]) )/2" office:value-type="float" office:value="2.67" calcext:value-type="float">
            <text:p>2.67</text:p>
          </table:table-cell>
          <table:table-cell table:formula="of:=ROUND(([.G4]+[.G11]+[.G18])/3;2)" office:value-type="float" office:value="2701.43" calcext:value-type="float">
            <text:p>2701.43</text:p>
          </table:table-cell>
          <table:table-cell table:formula="of:=ROUND((MAX([.G4];[.G11];[.G18]) - MIN([.G4];[.G11];[.G18]))/2;4)" office:value-type="float" office:value="1.535" calcext:value-type="float">
            <text:p>1.535</text:p>
          </table:table-cell>
          <table:table-cell table:formula="of:=ROUND(([.E4]+[.E11]+[.E18])/3;2)" office:value-type="float" office:value="1199" calcext:value-type="float">
            <text:p>1199</text:p>
          </table:table-cell>
          <table:table-cell table:formula="of:=(MAX([.E4];[.E11];[.E18]) - MIN([.E4];[.E18];[.E18]) )/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parallel24</text:p>
          </table:table-cell>
          <table:table-cell office:value-type="float" office:value="66977.18" calcext:value-type="float">
            <text:p>66977.18</text:p>
          </table:table-cell>
          <table:table-cell office:value-type="float" office:value="6.54" calcext:value-type="float">
            <text:p>6.54</text:p>
          </table:table-cell>
          <table:table-cell table:style-name="ce2" office:value-type="string" calcext:value-type="string">
            <text:p><text:s/>46:37.42</text:p>
          </table:table-cell>
          <table:table-cell office:value-type="float" office:value="2394" calcext:value-type="float">
            <text:p>2394</text:p>
          </table:table-cell>
          <table:table-cell office:value-type="string" calcext:value-type="string">
            <text:p><text:s/></text:p>
          </table:table-cell>
          <table:table-cell table:formula="of:=[.D5]*86400" office:value-type="float" office:value="2797.42" calcext:value-type="float">
            <text:p>2797.42</text:p>
          </table:table-cell>
          <table:table-cell office:value-type="float" office:value="24" calcext:value-type="float">
            <text:p>24</text:p>
          </table:table-cell>
          <table:table-cell table:formula="of:=ROUND(([.B5]+[.B12]+[.B19])/3;2)" office:value-type="float" office:value="67011.34" calcext:value-type="float">
            <text:p>67011.34</text:p>
          </table:table-cell>
          <table:table-cell table:formula="of:=(MAX([.B5];[.B12];[.B19]) - MIN([.B5];[.B19];[.B19]) )/2" office:value-type="float" office:value="98.510000000002" calcext:value-type="float">
            <text:p>98.510000000002</text:p>
          </table:table-cell>
          <table:table-cell table:formula="of:=ROUND(([.C5]+[.C12]+[.C19])/3;2)" office:value-type="float" office:value="21.32" calcext:value-type="float">
            <text:p>21.32</text:p>
          </table:table-cell>
          <table:table-cell table:formula="of:=(MAX([.C5];[.C12];[.C19]) - MIN([.C5];[.C19];[.C19]) )/2" office:value-type="float" office:value="15.645" calcext:value-type="float">
            <text:p>15.645</text:p>
          </table:table-cell>
          <table:table-cell table:formula="of:=ROUND(([.G5]+[.G12]+[.G19])/3;2)" office:value-type="float" office:value="2794.57" calcext:value-type="float">
            <text:p>2794.57</text:p>
          </table:table-cell>
          <table:table-cell table:formula="of:=ROUND((MAX([.G5];[.G12];[.G19]) - MIN([.G5];[.G12];[.G19]))/2;4)" office:value-type="float" office:value="5.88" calcext:value-type="float">
            <text:p>5.88</text:p>
          </table:table-cell>
          <table:table-cell table:formula="of:=ROUND(([.E5]+[.E12]+[.E19])/3;2)" office:value-type="float" office:value="2398.33" calcext:value-type="float">
            <text:p>2398.33</text:p>
          </table:table-cell>
          <table:table-cell table:formula="of:=(MAX([.E5];[.E12];[.E19]) - MIN([.E5];[.E19];[.E19]) )/2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parallel36</text:p>
          </table:table-cell>
          <table:table-cell office:value-type="float" office:value="112250.66" calcext:value-type="float">
            <text:p>112250.66</text:p>
          </table:table-cell>
          <table:table-cell office:value-type="float" office:value="48.53" calcext:value-type="float">
            <text:p>48.53</text:p>
          </table:table-cell>
          <table:table-cell table:style-name="ce7" office:value-type="time" office:time-value="PT00H52M17.75S" calcext:value-type="time">
            <text:p>52:17.75</text:p>
          </table:table-cell>
          <table:table-cell office:value-type="float" office:value="3578" calcext:value-type="float">
            <text:p>3578</text:p>
          </table:table-cell>
          <table:table-cell office:value-type="string" calcext:value-type="string">
            <text:p><text:s/></text:p>
          </table:table-cell>
          <table:table-cell table:formula="of:=[.D6]*86400" office:value-type="float" office:value="3137.75" calcext:value-type="float">
            <text:p>3137.75</text:p>
          </table:table-cell>
          <table:table-cell office:value-type="float" office:value="36" calcext:value-type="float">
            <text:p>36</text:p>
          </table:table-cell>
          <table:table-cell table:formula="of:=ROUND(([.B6]+[.B13]+[.B20])/3;2)" office:value-type="float" office:value="111626.24" calcext:value-type="float">
            <text:p>111626.24</text:p>
          </table:table-cell>
          <table:table-cell table:formula="of:=(MAX([.B6];[.B13];[.B20]) - MIN([.B6];[.B20];[.B20]) )/2" office:value-type="float" office:value="333.419999999998" calcext:value-type="float">
            <text:p>333.419999999998</text:p>
          </table:table-cell>
          <table:table-cell table:formula="of:=ROUND(([.C6]+[.C13]+[.C20])/3;2)" office:value-type="float" office:value="32.63" calcext:value-type="float">
            <text:p>32.63</text:p>
          </table:table-cell>
          <table:table-cell table:formula="of:=(MAX([.C6];[.C13];[.C20]) - MIN([.C6];[.C20];[.C20]) )/2" office:value-type="float" office:value="13.76" calcext:value-type="float">
            <text:p>13.76</text:p>
          </table:table-cell>
          <table:table-cell table:formula="of:=ROUND(([.G6]+[.G13]+[.G20])/3;2)" office:value-type="float" office:value="3125.03" calcext:value-type="float">
            <text:p>3125.03</text:p>
          </table:table-cell>
          <table:table-cell table:formula="of:=ROUND((MAX([.G6];[.G13];[.G20]) - MIN([.G6];[.G13];[.G20]))/2;4)" office:value-type="float" office:value="13.33" calcext:value-type="float">
            <text:p>13.33</text:p>
          </table:table-cell>
          <table:table-cell table:formula="of:=ROUND(([.E6]+[.E13]+[.E20])/3;2)" office:value-type="float" office:value="3572.33" calcext:value-type="float">
            <text:p>3572.33</text:p>
          </table:table-cell>
          <table:table-cell table:formula="of:=(MAX([.E6];[.E13];[.E20]) - MIN([.E6];[.E20];[.E20]) )/2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parallel48</text:p>
          </table:table-cell>
          <table:table-cell office:value-type="float" office:value="154458.05" calcext:value-type="float">
            <text:p>154458.05</text:p>
          </table:table-cell>
          <table:table-cell office:value-type="float" office:value="84.01" calcext:value-type="float">
            <text:p>84.01</text:p>
          </table:table-cell>
          <table:table-cell table:style-name="ce2" office:value-type="string" calcext:value-type="string">
            <text:p><text:s/>54:08.31</text:p>
          </table:table-cell>
          <table:table-cell office:value-type="float" office:value="4757" calcext:value-type="float">
            <text:p>4757</text:p>
          </table:table-cell>
          <table:table-cell/>
          <table:table-cell table:formula="of:=[.D7]*86400" office:value-type="float" office:value="3248.31" calcext:value-type="float">
            <text:p>3248.31</text:p>
          </table:table-cell>
          <table:table-cell office:value-type="float" office:value="48" calcext:value-type="float">
            <text:p>48</text:p>
          </table:table-cell>
          <table:table-cell table:formula="of:=ROUND(([.B7]+[.B14]+[.B21])/3;2)" office:value-type="float" office:value="154529.62" calcext:value-type="float">
            <text:p>154529.62</text:p>
          </table:table-cell>
          <table:table-cell table:formula="of:=(MAX([.B7];[.B14];[.B21]) - MIN([.B7];[.B21];[.B21]) )/2" office:value-type="float" office:value="486.355000000011" calcext:value-type="float">
            <text:p>486.355000000011</text:p>
          </table:table-cell>
          <table:table-cell table:formula="of:=ROUND(([.C7]+[.C14]+[.C21])/3;2)" office:value-type="float" office:value="76.82" calcext:value-type="float">
            <text:p>76.82</text:p>
          </table:table-cell>
          <table:table-cell table:formula="of:=(MAX([.C7];[.C14];[.C21]) - MIN([.C7];[.C21];[.C21]) )/2" office:value-type="float" office:value="4.18" calcext:value-type="float">
            <text:p>4.18</text:p>
          </table:table-cell>
          <table:table-cell table:formula="of:=ROUND(([.G7]+[.G14]+[.G21])/3;2)" office:value-type="float" office:value="3258.59" calcext:value-type="float">
            <text:p>3258.59</text:p>
          </table:table-cell>
          <table:table-cell table:formula="of:=ROUND((MAX([.G7];[.G14];[.G21]) - MIN([.G7];[.G14];[.G21]))/2;4)" office:value-type="float" office:value="50.955" calcext:value-type="float">
            <text:p>50.955</text:p>
          </table:table-cell>
          <table:table-cell table:formula="of:=ROUND(([.E7]+[.E14]+[.E21])/3;2)" office:value-type="float" office:value="4744.33" calcext:value-type="float">
            <text:p>4744.33</text:p>
          </table:table-cell>
          <table:table-cell table:formula="of:=(MAX([.E7];[.E14];[.E21]) - MIN([.E7];[.E21];[.E21]) )/2" office:value-type="float" office:value="47" calcext:value-type="float">
            <text:p>4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allel1</text:p>
          </table:table-cell>
          <table:table-cell office:value-type="float" office:value="2629.57" calcext:value-type="float">
            <text:p>2629.57</text:p>
          </table:table-cell>
          <table:table-cell office:value-type="float" office:value="0.17" calcext:value-type="float">
            <text:p>0.17</text:p>
          </table:table-cell>
          <table:table-cell table:style-name="ce2" office:value-type="string" calcext:value-type="string">
            <text:p><text:s/>43:50.0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[.D10]*86400" office:value-type="float" office:value="2630.03" calcext:value-type="float">
            <text:p>2630.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2</text:p>
          </table:table-cell>
          <table:table-cell office:value-type="float" office:value="32391.57" calcext:value-type="float">
            <text:p>32391.57</text:p>
          </table:table-cell>
          <table:table-cell office:value-type="float" office:value="15.09" calcext:value-type="float">
            <text:p>15.09</text:p>
          </table:table-cell>
          <table:table-cell table:style-name="ce2" office:value-type="string" calcext:value-type="string">
            <text:p><text:s/>45:03.08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<text:s/></text:p>
          </table:table-cell>
          <table:table-cell table:formula="of:=[.D11]*86400" office:value-type="float" office:value="2703.08" calcext:value-type="float">
            <text:p>2703.08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parallel24</text:p>
          </table:table-cell>
          <table:table-cell table:style-name="ce4" office:value-type="float" office:value="66882.63" calcext:value-type="float">
            <text:p>66882.63</text:p>
          </table:table-cell>
          <table:table-cell table:style-name="ce4" office:value-type="float" office:value="19.59" calcext:value-type="float">
            <text:p>19.59</text:p>
          </table:table-cell>
          <table:table-cell table:style-name="ce8" office:value-type="string" calcext:value-type="string">
            <text:p>46:27.27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string" calcext:value-type="string">
            <text:p><text:s/></text:p>
          </table:table-cell>
          <table:table-cell table:style-name="ce4" table:formula="of:=[.D12]*86400" office:value-type="float" office:value="2787.27" calcext:value-type="float">
            <text:p>2787.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36</text:p>
          </table:table-cell>
          <table:table-cell office:value-type="float" office:value="111044.25" calcext:value-type="float">
            <text:p>111044.25</text:p>
          </table:table-cell>
          <table:table-cell office:value-type="float" office:value="28.34" calcext:value-type="float">
            <text:p>28.34</text:p>
          </table:table-cell>
          <table:table-cell table:style-name="ce7" office:value-type="time" office:time-value="PT00H52M06.26S" calcext:value-type="time">
            <text:p>52:06.26</text:p>
          </table:table-cell>
          <table:table-cell office:value-type="float" office:value="3552" calcext:value-type="float">
            <text:p>3552</text:p>
          </table:table-cell>
          <table:table-cell/>
          <table:table-cell table:formula="of:=[.D13]*86400" office:value-type="float" office:value="3126.26" calcext:value-type="float">
            <text:p>3126.26</text:p>
          </table:table-cell>
          <table:table-cell table:number-columns-repeated="3"/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parallel48</text:p>
          </table:table-cell>
          <table:table-cell office:value-type="float" office:value="153700.06" calcext:value-type="float">
            <text:p>153700.06</text:p>
          </table:table-cell>
          <table:table-cell office:value-type="float" office:value="54.08" calcext:value-type="float">
            <text:p>54.08</text:p>
          </table:table-cell>
          <table:table-cell table:style-name="ce2" office:value-type="string" calcext:value-type="string">
            <text:p><text:s/>53:32.78</text:p>
          </table:table-cell>
          <table:table-cell office:value-type="float" office:value="4785" calcext:value-type="float">
            <text:p>4785</text:p>
          </table:table-cell>
          <table:table-cell/>
          <table:table-cell table:formula="of:=[.D14]*86400" office:value-type="float" office:value="3212.78" calcext:value-type="float">
            <text:p>3212.7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allel1</text:p>
          </table:table-cell>
          <table:table-cell office:value-type="float" office:value="2632.07" calcext:value-type="float">
            <text:p>2632.07</text:p>
          </table:table-cell>
          <table:table-cell office:value-type="float" office:value="2.75" calcext:value-type="float">
            <text:p>2.75</text:p>
          </table:table-cell>
          <table:table-cell table:style-name="ce2" office:value-type="string" calcext:value-type="string">
            <text:p><text:s/>43:51.2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[.D17]*86400" office:value-type="float" office:value="2631.21" calcext:value-type="float">
            <text:p>2631.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2</text:p>
          </table:table-cell>
          <table:table-cell office:value-type="float" office:value="32390.7" calcext:value-type="float">
            <text:p>32390.7</text:p>
          </table:table-cell>
          <table:table-cell office:value-type="float" office:value="22.66" calcext:value-type="float">
            <text:p>22.66</text:p>
          </table:table-cell>
          <table:table-cell table:style-name="ce2" office:value-type="string" calcext:value-type="string">
            <text:p><text:s/>45:00.0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<text:s/></text:p>
          </table:table-cell>
          <table:table-cell table:formula="of:=[.D18]*86400" office:value-type="float" office:value="2700.01" calcext:value-type="float">
            <text:p>2700.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4</text:p>
          </table:table-cell>
          <table:table-cell office:value-type="float" office:value="67174.2" calcext:value-type="float">
            <text:p>67174.2</text:p>
          </table:table-cell>
          <table:table-cell office:value-type="float" office:value="37.83" calcext:value-type="float">
            <text:p>37.83</text:p>
          </table:table-cell>
          <table:table-cell table:style-name="ce2" office:value-type="string" calcext:value-type="string">
            <text:p><text:s/>46:39.03</text:p>
          </table:table-cell>
          <table:table-cell office:value-type="float" office:value="2401" calcext:value-type="float">
            <text:p>2401</text:p>
          </table:table-cell>
          <table:table-cell/>
          <table:table-cell table:formula="of:=[.D19]*86400" office:value-type="float" office:value="2799.03" calcext:value-type="float">
            <text:p>2799.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36</text:p>
          </table:table-cell>
          <table:table-cell office:value-type="float" office:value="111583.82" calcext:value-type="float">
            <text:p>111583.82</text:p>
          </table:table-cell>
          <table:table-cell office:value-type="float" office:value="21.01" calcext:value-type="float">
            <text:p>21.01</text:p>
          </table:table-cell>
          <table:table-cell table:style-name="ce7" office:value-type="time" office:time-value="PT00H51M51.09S" calcext:value-type="time">
            <text:p>51:51.09</text:p>
          </table:table-cell>
          <table:table-cell office:value-type="float" office:value="3587" calcext:value-type="float">
            <text:p>3587</text:p>
          </table:table-cell>
          <table:table-cell/>
          <table:table-cell table:formula="of:=[.D20]*86400" office:value-type="float" office:value="3111.09" calcext:value-type="float">
            <text:p>3111.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8</text:p>
          </table:table-cell>
          <table:table-cell office:value-type="float" office:value="155430.76" calcext:value-type="float">
            <text:p>155430.76</text:p>
          </table:table-cell>
          <table:table-cell office:value-type="float" office:value="92.37" calcext:value-type="float">
            <text:p>92.37</text:p>
          </table:table-cell>
          <table:table-cell table:style-name="ce2" office:value-type="string" calcext:value-type="string">
            <text:p><text:s/>55:14.69</text:p>
          </table:table-cell>
          <table:table-cell office:value-type="float" office:value="4691" calcext:value-type="float">
            <text:p>4691</text:p>
          </table:table-cell>
          <table:table-cell/>
          <table:table-cell table:formula="of:=[.D21]*86400" office:value-type="float" office:value="3314.69" calcext:value-type="float">
            <text:p>3314.69</text:p>
          </table:table-cell>
          <table:table-cell table:number-columns-repeated="9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table:number-columns-repeated="6"/>
          <table:table-cell table:style-name="ce4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 style:data-style-name="N2" text:time-value="20:41:59.8923396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12T20:43:52.837013662</dc:date>
    <meta:editing-duration>P1DT1H16M14S</meta:editing-duration>
    <meta:editing-cycles>12</meta:editing-cycles>
    <meta:generator>LibreOffice/7.0.2.2$Linux_X86_64 LibreOffice_project/00$Build-2</meta:generator>
    <meta:document-statistic meta:table-count="1" meta:cell-count="155" meta:object-count="0"/>
  </office:meta>
</office:document-meta>
</file>